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7a71" officeooo:paragraph-rsid="001c7a71"/>
    </style:style>
    <style:style style:name="P2" style:family="paragraph" style:parent-style-name="Standard">
      <style:text-properties officeooo:rsid="001ec354" officeooo:paragraph-rsid="001ec354"/>
    </style:style>
    <style:style style:name="P3" style:family="paragraph" style:parent-style-name="Standard" style:list-style-name="L1">
      <style:text-properties officeooo:rsid="001d0253" officeooo:paragraph-rsid="001d0253"/>
    </style:style>
    <style:style style:name="P4" style:family="paragraph" style:parent-style-name="Standard" style:list-style-name="L1">
      <style:text-properties officeooo:rsid="001ec354" officeooo:paragraph-rsid="001ec354"/>
    </style:style>
    <style:style style:name="P5" style:family="paragraph" style:parent-style-name="Standard" style:list-style-name="L2">
      <style:text-properties officeooo:rsid="001ec354" officeooo:paragraph-rsid="001ec354"/>
    </style:style>
    <style:style style:name="P6" style:family="paragraph" style:parent-style-name="Standard" style:list-style-name="L3">
      <style:text-properties officeooo:rsid="001ec354" officeooo:paragraph-rsid="001ec354"/>
    </style:style>
    <style:style style:name="P7" style:family="paragraph" style:parent-style-name="Standard">
      <style:text-properties officeooo:rsid="001f640e" officeooo:paragraph-rsid="001f640e"/>
    </style:style>
    <style:style style:name="P8" style:family="paragraph" style:parent-style-name="Standard" style:list-style-name="L4">
      <style:text-properties officeooo:rsid="001f640e" officeooo:paragraph-rsid="001f64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B 72 ab HA Hohenlimburg</text:p>
      <text:p text:style-name="P1"/>
      <text:list xml:id="list4227356079" text:style-name="L1">
        <text:list-item>
          <text:p text:style-name="P3">ab BHF Hohenlimburg gerade aus → Rathaus an der Volme</text:p>
        </text:list-item>
        <text:list-item>
          <text:p text:style-name="P3">rechts → HST Rathaus an der Volme</text:p>
        </text:list-item>
        <text:list-item>
          <text:p text:style-name="P3">Kreisel 3. links → HST Volmegalerie</text:p>
        </text:list-item>
        <text:list-item>
          <text:p text:style-name="P3">Ampel links → HST Volkspark → Innenstadt</text:p>
        </text:list-item>
        <text:list-item>
          <text:p text:style-name="P3">nach Ampel HST Schwenke rechts → Bahnhof</text:p>
        </text:list-item>
        <text:list-item>
          <text:p text:style-name="P3">Ampel Althagener Brücke (Günlük Taze) links unter der Brücke entlang</text:p>
        </text:list-item>
        <text:list-item>
          <text:p text:style-name="P3">gerade aus Herdecke/Witten</text:p>
        </text:list-item>
        <text:list-item>
          <text:p text:style-name="P3">NICHT durch Car Glass Busspur → weiter auf Umgehungstraße</text:p>
        </text:list-item>
        <text:list-item>
          <text:p text:style-name="P4">Kreisel 2. → Witten</text:p>
        </text:list-item>
      </text:list>
      <text:p text:style-name="P2"/>
      <text:p text:style-name="P2">– zum Vossacker –</text:p>
      <text:p text:style-name="P2"/>
      <text:list xml:id="list2856497279" text:style-name="L2">
        <text:list-item>
          <text:p text:style-name="P5">Ampel Karl-Adam-Sporthalle links</text:p>
        </text:list-item>
        <text:list-item>
          <text:p text:style-name="P5">Wendeschleife umdrehen</text:p>
        </text:list-item>
      </text:list>
      <text:p text:style-name="P2"/>
      <text:p text:style-name="P2">– Wendefahrt SB 72 nach Endstation –</text:p>
      <text:p text:style-name="P2"/>
      <text:list xml:id="list1168064688" text:style-name="L3">
        <text:list-item>
          <text:p text:style-name="P6">Ampel rechts → Vorhaller Str.</text:p>
        </text:list-item>
        <text:list-item>
          <text:p text:style-name="P6">Stoppschild rechts</text:p>
        </text:list-item>
        <text:list-item>
          <text:p text:style-name="P6">Ampel links</text:p>
        </text:list-item>
      </text:list>
      <text:p text:style-name="P1"/>
      <text:p text:style-name="P7">SB 72 Vossacker → Hohenlimburg BF</text:p>
      <text:p text:style-name="P7"/>
      <text:list xml:id="list132521015" text:style-name="L4">
        <text:list-item>
          <text:p text:style-name="P8">gerade aus zurück auf → Vossacker</text:p>
        </text:list-item>
        <text:list-item>
          <text:p text:style-name="P8">Ende rechts → Weststraße</text:p>
        </text:list-item>
        <text:list-item>
          <text:p text:style-name="P8">Kreisel 1. über Bypass Weststraße</text:p>
        </text:list-item>
        <text:list-item>
          <text:p text:style-name="P8">weiter auf Umgehungsstraße</text:p>
        </text:list-item>
        <text:list-item>
          <text:p text:style-name="P8">Altenhagener Brücke (Günlük Taze) rechts → HA BHF</text:p>
        </text:list-item>
        <text:list-item>
          <text:p text:style-name="P8">Sondersignal Schwenke links → Innenstadt</text:p>
        </text:list-item>
        <text:list-item>
          <text:p text:style-name="P8">Ampel nach HST Volkspark rechts</text:p>
        </text:list-item>
        <text:list-item>
          <text:p text:style-name="P8">Kreisel 1. → HST Rathaus an der Volme</text:p>
        </text:list-item>
        <text:list-item>
          <text:p text:style-name="P8">nach HST Rathaus an der Volme links</text:p>
        </text:list-item>
        <text:list-item>
          <text:p text:style-name="P8">Ampel Märkischer Ring gerade aus</text:p>
        </text:list-item>
        <text:list-item>
          <text:p text:style-name="P8">Ampel halb rechts → Hohenlimburg B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7:33:09.507340978</meta:creation-date>
    <dc:date>2020-06-06T20:22:49.812449817</dc:date>
    <meta:editing-duration>P15DT8H51M24S</meta:editing-duration>
    <meta:editing-cycles>2</meta:editing-cycles>
    <meta:generator>LibreOffice/6.0.7.3$Linux_X86_64 LibreOffice_project/00m0$Build-3</meta:generator>
    <meta:print-date>2020-05-22T11:37:05.372143865</meta:print-date>
    <meta:document-statistic meta:table-count="0" meta:image-count="0" meta:object-count="0" meta:page-count="1" meta:paragraph-count="29" meta:word-count="182" meta:character-count="993" meta:non-whitespace-character-count="861"/>
  </office:meta>
</office:document-meta>
</file>